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03000000030FD31EC54F1C73DE4.png" manifest:media-type="image/png"/>
  <manifest:file-entry manifest:full-path="Pictures/10000201000000300000003080462240DACE859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494cm" fo:min-width="8.344cm" fo:padding-top="0.165cm" fo:padding-bottom="0.165cm" fo:padding-left="0.29cm" fo:padding-right="0.2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564cm" fo:min-width="3.31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65cm" fo:min-width="9.3cm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24cm" fo:min-width="1.67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44cm" fo:min-width="1.594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15.7cm" svg:x="6.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1cm" svg:y1="8cm" svg:x2="15.9cm" svg:y2="8cm">
          <text:p/>
        </draw:line>
        <draw:frame draw:style-name="gr3" draw:text-style-name="P3" draw:layer="layout" svg:width="6.8cm" svg:height="0.839cm" svg:x="7.2cm" svg:y="6.8cm">
          <draw:text-box>
            <text:p text:style-name="P2"><text:span text:style-name="T1">Select country</text:span></text:p>
          </draw:text-box>
        </draw:frame>
        <draw:custom-shape draw:style-name="gr4" draw:text-style-name="P1" draw:layer="layout" svg:width="3.9cm" svg:height="0.9cm" svg:x="1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.8cm" svg:height="1.9cm" svg:x="6.1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1.3cm" svg:x="6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3cm" svg:height="1.3cm" svg:x="9.9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3cm" svg:height="1.3cm" svg:x="13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4" draw:layer="layout" svg:width="8.056cm" svg:height="9.506cm" draw:transform="rotate (0.922755575529402) translate (4.50782882033683cm 16.6655699349234cm)" svg:viewBox="0 0 8057 9507" svg:d="M6310 464c252-11 400 208 584 332 340 229 618 547 847 886 121 180 338 324 285 581-86 413 189 897-122 1243-282 314-253 758-524 1060-265 296-736 481-616 997 131 565-148 749-439 1439-278 659 327 964-220 1228-230 112-240 483-462 617-345 208-606 531-996 642-412 116-701-357-1011-518-291-151-591-261-884-437-522-313-1024-227-1516-511-290-167-524-397-803-564-224-134-337-385-381-620-75-404-95-865 119-1217 116-191 379-247 523-419 138-165 333-263 496-397 294-241 530-594 574-966 50-422 191-769 298-1155 103-372 598-413 914-516 363-117 724-244 1093-339 284-73 488-291 718-456 205-147 414-299 584-486 189-207 403-385 607-570 128-116 296-472 524-243l-105 213-133 145 43 57z">
          <text:p/>
        </draw:path>
        <draw:frame draw:style-name="gr9" draw:text-style-name="P5" draw:layer="layout" svg:width="1.346cm" svg:height="1.346cm" draw:transform="rotate (0.729722160258829) translate (10.499cm 16.697cm)">
          <draw:image xlink:href="Pictures/10000201000000300000003080462240DACE859E.png" xlink:type="simple" xlink:show="embed" xlink:actuate="onLoad" loext:mime-type="image/png">
            <text:p/>
          </draw:image>
        </draw:frame>
        <draw:frame draw:style-name="gr9" draw:text-style-name="P5" draw:layer="layout" svg:width="0.778cm" svg:height="0.778cm" draw:transform="rotate (0.78173297196826) translate (9.9cm 14.048cm)">
          <draw:image xlink:href="Pictures/100002010000003000000030FD31EC54F1C73DE4.png" xlink:type="simple" xlink:show="embed" xlink:actuate="onLoad" loext:mime-type="image/png">
            <text:p/>
          </draw:image>
        </draw:frame>
        <draw:frame draw:style-name="gr9" draw:text-style-name="P5" draw:layer="layout" svg:width="0.778cm" svg:height="0.778cm" draw:transform="rotate (0.78173297196826) translate (12.8cm 17.148cm)">
          <draw:image xlink:href="Pictures/100002010000003000000030FD31EC54F1C73DE4.png" xlink:type="simple" xlink:show="embed" xlink:actuate="onLoad" loext:mime-type="image/png">
            <text:p/>
          </draw:image>
        </draw:frame>
        <draw:frame draw:style-name="gr9" draw:text-style-name="P5" draw:layer="layout" svg:width="0.778cm" svg:height="0.778cm" draw:transform="rotate (0.78173297196826) translate (9.5cm 18.848cm)">
          <draw:image xlink:href="Pictures/100002010000003000000030FD31EC54F1C73DE4.png" xlink:type="simple" xlink:show="embed" xlink:actuate="onLoad" loext:mime-type="image/png">
            <text:p/>
          </draw:image>
        </draw:frame>
        <draw:frame draw:style-name="gr10" draw:text-style-name="P7" draw:layer="layout" svg:width="2.208cm" svg:height="0.806cm" svg:x="6.8cm" svg:y="8.541cm">
          <draw:text-box>
            <text:p text:style-name="P6"><text:span text:style-name="T2">widget1</text:span></text:p>
          </draw:text-box>
        </draw:frame>
        <draw:frame draw:style-name="gr10" draw:text-style-name="P7" draw:layer="layout" svg:width="2.208cm" svg:height="0.806cm" svg:x="9.9cm" svg:y="8.5cm">
          <draw:text-box>
            <text:p text:style-name="P6"><text:span text:style-name="T2">widget2</text:span></text:p>
          </draw:text-box>
        </draw:frame>
        <draw:frame draw:style-name="gr10" draw:text-style-name="P7" draw:layer="layout" svg:width="2.208cm" svg:height="0.806cm" svg:x="13.1cm" svg:y="8.594cm">
          <draw:text-box>
            <text:p text:style-name="P6"><text:span text:style-name="T2">widget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5:30:51.663150894</meta:creation-date>
    <dc:date>2021-01-26T16:23:45.921082760</dc:date>
    <meta:editing-duration>PT10M36S</meta:editing-duration>
    <meta:editing-cycles>1</meta:editing-cycles>
    <meta:document-statistic meta:object-count="16"/>
    <meta:generator>LibreOffice/6.1.5.2$Linux_ARM_EABI LibreOffice_project/10$Build-2</meta:generator>
  </office:meta>
</office:document-meta>
</file>